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66db3"/>
    </style:style>
    <style:style style:name="P2" style:family="paragraph" style:parent-style-name="Text_20_body" style:list-style-name="L1">
      <style:text-properties officeooo:rsid="00166db3" officeooo:paragraph-rsid="00166db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15b0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66db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75683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8e3df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9f7ff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19" style:family="text">
      <style:text-properties style:font-name="Times New Roman" officeooo:rsid="00166db3"/>
    </style:style>
    <style:style style:name="T20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21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22" style:family="text">
      <style:text-properties officeooo:rsid="001b8c3a"/>
    </style:style>
    <style:style style:name="T23" style:family="text">
      <style:text-properties officeooo:rsid="001d2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ведение</text:p>
      <text:p text:style-name="P4"><text:tab/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включая написание драйверов для нее.</text:span></text:p>
      <text:p text:style-name="P5"><text:span text:style-name="T2"><text:tab/></text:span><text:span text:style-name="T3">Драйверы Linux </text:span><text:span text:style-name="T11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5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2">взаимодействия</text:span><text:span text:style-name="T6"> пользователя с ОС, но и дает широкий спектр работ, связанный с оптимизацией существующих и реализацией собственных. Темпы появления новых устройств и исчезновение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3">долгое</text:span><text:span text:style-name="T6"> время.</text:span></text:p>
      <text:p text:style-name="P5"><text:span text:style-name="T6"><text:tab/></text:span><text:span text:style-name="T8">Системный драйвер USB-мыши позволяет </text:span><text:span text:style-name="T17">решать поставленную задачу частично. Поэтому </text:span><text:span text:style-name="T18">решение поставленной задачи</text:span><text:span text:style-name="T17"> будет основываться на изучении и модификации </text:span><text:span text:style-name="T18">существующего драйвера</text:span><text:span text:style-name="T17">.</text:span></text:p>
      <text:p text:style-name="P6"><text:span text:style-name="T13"><text:tab/></text:span><text:span text:style-name="T14">Целью данной работы является разработка и реализация загружаемого модуля ядра операционной системы Linux, который позволит выполнить установку звуковых сигналов на клавиши USB-мыши. Для достижения поставленной цели следует решить следующие задачи:</text:span></text:p>
      <text:list xml:id="list2284019105" text:style-name="L1">
        <text:list-item>
          <text:p text:style-name="P2"><text:span text:style-name="T10">анализ существующего драйвера мыши;</text:span></text:p>
        </text:list-item>
        <text:list-item>
          <text:p text:style-name="P1"><text:span text:style-name="T14">разработка загружаемого модуля, устанавливающего звуковые сигналы на клавиши мыши;</text:span></text:p>
        </text:list-item>
        <text:list-item>
          <text:p text:style-name="P1"><text:span text:style-name="T14">реализация программного обеспечения.</text:span></text:p>
        </text:list-item>
      </text:list>
      <text:p text:style-name="P7"><text:soft-page-break/><text:span text:style-name="T20">1. </text:span><text:span text:style-name="T21">Аналитический раздел</text:span></text:p>
      <text:p text:style-name="P7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5T23:47:23.469603606</dc:date>
    <meta:editing-duration>PT45M2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194" meta:character-count="1580" meta:non-whitespace-character-count="1393"/>
  </office:meta>
</office:document-meta>
</file>